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Illustration">
      <style:paragraph-properties fo:text-align="center" style:justify-single-word="false"/>
    </style:style>
    <style:style style:name="P4" style:family="paragraph" style:parent-style-name="Bibliography_20_1">
      <style:paragraph-properties>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end" style:justify-single-word="false"/>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Text_20_body"/>
      <text:p text:style-name="Text_20_body"/>
      <text:p text:style-name="Text_20_body"/>
      <text:p text:style-name="Text_20_body"/>
      <text:p text:style-name="Text_20_body"/>
      <text:p text:style-name="Text_20_body"/>
      <text:p text:style-name="Text_20_body"/>
      <text:p text:style-name="P1"><text:subject/><text:title>YaFSM Basics</text:title></text:p>
      <text:p text:style-name="P2">by Jörg Kreuzberger</text:p>
      <text:p text:style-name="P2"><text:date style:data-style-name="N37" text:date-value="2010-03-24T21:52:01.99" text:fixed="true">24.03.10</text:date></text:p>
      <text:p text:style-name="P2"/>
      <text:p text:style-name="P2"/>
      <text:h text:style-name="P9"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Inhaltsverzeichnis</text:p>
          </text:index-title>
          <text:p text:style-name="P12">1Purpose of this document<text:tab/>3</text:p>
          <text:p text:style-name="P12">2Refered Documents<text:tab/>3</text:p>
          <text:p text:style-name="P12">3Abbrevations<text:tab/>3</text:p>
          <text:p text:style-name="P12">4YaFSM<text:tab/>4</text:p>
          <text:p text:style-name="P13">4.1FSM Definitions<text:tab/>4</text:p>
          <text:p text:style-name="P14">4.1.1States<text:tab/>4</text:p>
          <text:p text:style-name="P15">4.1.1.1State Enter<text:tab/>4</text:p>
          <text:p text:style-name="P15">4.1.1.2State Exit<text:tab/>5</text:p>
          <text:p text:style-name="P14">4.1.2Triggers<text:tab/>5</text:p>
          <text:p text:style-name="P15">4.1.2.1Parameter<text:tab/>5</text:p>
          <text:p text:style-name="P14">4.1.3Transitions<text:tab/>5</text:p>
          <text:p text:style-name="P15">4.1.3.1Self Transitions<text:tab/>5</text:p>
          <text:p text:style-name="P15">4.1.3.2Conditions<text:tab/>5</text:p>
          <text:p text:style-name="P15">4.1.3.3Actions<text:tab/>6</text:p>
          <text:p text:style-name="P15">4.1.3.4Events<text:tab/>6</text:p>
          <text:p text:style-name="P13">4.2State transition<text:tab/>6</text:p>
          <text:p text:style-name="P14">4.2.1On same hierachy level<text:tab/>6</text:p>
          <text:p text:style-name="P14">4.2.2Enter a state with Substates<text:tab/>6</text:p>
          <text:p text:style-name="P14">4.2.3Exit a state with Substates<text:tab/>6</text:p>
        </text:index-body>
      </text:table-of-content>
      <text:h text:style-name="P9" text:outline-level="1"/>
      <text:h text:style-name="P10" text:outline-level="1">Purpose of this document</text:h>
      <text:p text:style-name="Text_20_body">The document describes the basic ideas of the Ya Finite State Machine code generator.</text:p>
      <text:h text:style-name="Heading_20_1" text:outline-level="1">Refered Documents</text:h>
      <text:bibliography text:style-name="Sect2" text:name="Literaturverzeichnis1">
        <text:bibliography-source>
          <text:index-title-template text:style-name="Text_20_body"/>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1: , , </text:p>
        </text:index-body>
      </text:bibliography>
      <text:p text:style-name="Text_20_body"/>
      <text:h text:style-name="Heading_20_1" text:outline-level="1">Abbrevations</text:h>
      <text:p text:style-name="Text_20_body"/>
      <table:table table:name="Tabelle1" table:style-name="Tabelle1">
        <table:table-column table:style-name="Tabelle1.A"/>
        <table:table-column table:style-name="Tabelle1.B"/>
        <table:table-row>
          <table:table-cell table:style-name="Tabelle1.A1" office:value-type="string">
            <text:p text:style-name="Table_20_Contents">FSM</text:p>
          </table:table-cell>
          <table:table-cell table:style-name="Tabelle1.B1" office:value-type="string">
            <text:p text:style-name="Table_20_Contents">Finite State Machine</text:p>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Text_20_body"/>
      <text:h text:style-name="P9" text:outline-level="1"/>
      <text:h text:style-name="P10" text:outline-level="1">YaFSM</text:h>
      <text:p text:style-name="Text_20_body">The purpose of the YaFSM Generator is to generate code for a FSM through an XML based FSM design description. The developers focus should be on the design, not on the coding of the designs implementation.</text:p>
      <text:h text:style-name="Heading_20_2" text:outline-level="2">FSM Definitions</text:h>
      <text:p text:style-name="Text_20_body">There are several different FSM implementations and designs available, each one perfectly fitting to special use cases.</text:p>
      <text:p text:style-name="Text_20_body">The YaFSM generator follows the State Pattern described in <text:bibliography-mark text:bibliography-type="article">[1]</text:bibliography-mark>.</text:p>
      <text:h text:style-name="Heading_20_3" text:outline-level="3">States</text:h>
      <text:p text:style-name="Text_20_body">The YaFSM generator XML description uses hierachical states. This means any state can have one more more sub-states. If a state (parent state) has substates and the parent state is entered, one of the substates marked as „entry“ state is automatically also entered. If the parent state is exited, the substates are not explicitly exited.</text:p>
      <text:p text:style-name="Text_20_body"><draw:frame draw:style-name="fr1" draw:name="Rahmen1" text:anchor-type="paragraph" svg:width="14.101cm" draw:z-index="0"><draw:text-box fo:min-height="9.999cm"><text:p text:style-name="P3"><draw:frame draw:style-name="fr3" draw:name="Objekt1" text:anchor-type="paragraph" svg:x="0.004cm" svg:y="0.002cm" svg:width="14.101cm" style:rel-width="100%" svg:height="9.999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tates with sub-states</text:p></draw:text-box></draw:frame></text:p>
      <text:h text:style-name="Heading_20_4" text:outline-level="4">State Enter</text:h>
      <text:p text:style-name="Text_20_body">If a state is entered, several activities are started as defined in the XML design description</text:p>
      <text:list xml:id="list1203994175" text:style-name="L1">
        <text:list-item>
          <text:p text:style-name="P5">Enter Action: the defined action(s) are called</text:p>
        </text:list-item>
        <text:list-item>
          <text:p text:style-name="P5">Timer Start: the defined timers are started</text:p>
        </text:list-item>
        <text:list-item>
          <text:p text:style-name="P5">Timer Stop: the defined timers are stopped</text:p>
        </text:list-item>
      </text:list>
      <text:h text:style-name="Heading_20_4" text:outline-level="4"><text:soft-page-break/>State Exit</text:h>
      <text:p text:style-name="Text_20_body">If a state is exited, several activities are started as defined in the XML design description</text:p>
      <text:list xml:id="list334968050" text:style-name="L2">
        <text:list-item>
          <text:p text:style-name="P6">Exit Action: the defined action(s) are called</text:p>
        </text:list-item>
        <text:list-item>
          <text:p text:style-name="P6">Timer Start: the defined timers are started</text:p>
        </text:list-item>
        <text:list-item>
          <text:p text:style-name="P6">Timer Stop: the defined timers are stopped</text:p>
        </text:list-item>
      </text:list>
      <text:p text:style-name="Text_20_body"/>
      <text:h text:style-name="Heading_20_3" text:outline-level="3">Triggers</text:h>
      <text:p text:style-name="Text_20_body">Triggers are method calls to the FSM implementation to trigger the FSM, i.e. to switch states in the FSM.</text:p>
      <text:h text:style-name="Heading_20_4" text:outline-level="4">Parameter</text:h>
      <text:p text:style-name="Text_20_body">Triggers are allowed to have parameters defined in the XML desing description. Due to the generated code language (C++,java, C) it is not possible to define triggers with duplicate names and different parameters, as it would be allowd within the language.</text:p>
      <text:p text:style-name="Text_20_body"/>
      <text:h text:style-name="Heading_20_3" text:outline-level="3">Transitions</text:h>
      <text:p text:style-name="Text_20_body">Transitions are state changes caused by a trigger, an event, or a timer timeout.</text:p>
      <text:p text:style-name="Text_20_body">Figure <text:sequence-ref text:reference-format="value" text:ref-name="refIllustration1">2</text:sequence-ref> shows an example for a „full-featured“ Ya transition:</text:p>
      <text:p text:style-name="Text_20_body">The trigger with name „enable“ leads to a transition from state A to state B only if the parameter for the trigger is false. If the trans is executed, the action „OnDisable()“ is called. An Event „updateGui“ is thrown to handle a generic GUI update.</text:p>
      <text:p text:style-name="Text_20_body"><draw:frame draw:style-name="fr2" draw:name="Rahmen2" text:anchor-type="paragraph" svg:x="0.852cm" svg:y="0.053cm" svg:width="15.109cm" draw:z-index="2"><draw:text-box fo:min-height="3.838cm"><text:p text:style-name="Illustration"/><text:p text:style-name="P3"><draw:frame draw:style-name="fr3" draw:name="Objekt2" text:anchor-type="paragraph" svg:x="0.004cm" svg:y="0.002cm" svg:width="15.109cm" style:rel-width="100%" svg:height="3.838cm" style:rel-height="scale" draw:z-index="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Example for a FSM transition</text:p></draw:text-box></draw:frame></text:p>
      <text:h text:style-name="Heading_20_4" text:outline-level="4">Self Transitions</text:h>
      <text:p text:style-name="Text_20_body">A transition must not lead to a state change. A transition may also be defined from state A to state A. This „Self Transitions“ behave like normal transitions regarding actions and events, but do not lead to a state exit and enter call like an transition between different states</text:p>
      <text:h text:style-name="Heading_20_4" text:outline-level="4">Conditions</text:h>
      <text:p text:style-name="Text_20_body">Transition defintions are allowed to have conditions, so the same trigger could be used for different transitions depending on the parameters</text:p>
      <text:h text:style-name="Heading_20_4" text:outline-level="4"><text:soft-page-break/>Actions</text:h>
      <text:p text:style-name="Text_20_body">A transition can have defined actions, that should be performed on execution of the transition</text:p>
      <text:h text:style-name="Heading_20_4" text:outline-level="4">Events</text:h>
      <text:p text:style-name="Text_20_body">A transition could start an asynchronous event</text:p>
      <text:p text:style-name="Text_20_body"/>
      <text:h text:style-name="Heading_20_2" text:outline-level="2">State transition</text:h>
      <text:h text:style-name="Heading_20_3" text:outline-level="3">On same hierachy level</text:h>
      <text:p text:style-name="Text_20_body">On execution of a transition between different states, the defined activities are started in following order:</text:p>
      <text:list xml:id="list905588801" text:style-name="L3">
        <text:list-item>
          <text:p text:style-name="P7">exit action State A</text:p>
        </text:list-item>
        <text:list-item>
          <text:p text:style-name="P7">exit start timers State A</text:p>
        </text:list-item>
        <text:list-item>
          <text:p text:style-name="P7">exit stop timers State A</text:p>
        </text:list-item>
        <text:list-item>
          <text:p text:style-name="P7">transition action</text:p>
        </text:list-item>
        <text:list-item>
          <text:p text:style-name="P7">transition event fire</text:p>
        </text:list-item>
        <text:list-item>
          <text:p text:style-name="P7">enter action State B</text:p>
        </text:list-item>
        <text:list-item>
          <text:p text:style-name="P7">enter start timers State B</text:p>
        </text:list-item>
        <text:list-item>
          <text:p text:style-name="P7">enter stop timers State B</text:p>
        </text:list-item>
        <text:list-item>
          <text:p text:style-name="P7">event handling</text:p>
        </text:list-item>
      </text:list>
      <text:h text:style-name="Heading_20_3" text:outline-level="3">Enter a state with Substates</text:h>
      <text:list xml:id="list491709877" text:continue-list="list905588801" text:style-name="L3">
        <text:list-item text:start-value="1">
          <text:p text:style-name="P7">exit action State A</text:p>
        </text:list-item>
        <text:list-item>
          <text:p text:style-name="P7">exit start timers State A</text:p>
        </text:list-item>
        <text:list-item>
          <text:p text:style-name="P7">exit stop timers State A</text:p>
        </text:list-item>
        <text:list-item>
          <text:p text:style-name="P7">transition action</text:p>
        </text:list-item>
        <text:list-item>
          <text:p text:style-name="P7">transition event fire</text:p>
        </text:list-item>
        <text:list-item>
          <text:p text:style-name="P7">enter action State B</text:p>
        </text:list-item>
        <text:list-item>
          <text:p text:style-name="P7">enter start timers State B</text:p>
        </text:list-item>
        <text:list-item>
          <text:p text:style-name="P7">enter stop timers State B</text:p>
        </text:list-item>
        <text:list-item>
          <text:p text:style-name="P7">enter action SubState B1</text:p>
        </text:list-item>
        <text:list-item>
          <text:p text:style-name="P7">enter start timers SubState B1</text:p>
        </text:list-item>
        <text:list-item>
          <text:p text:style-name="P7">enter stop timers SubState B1</text:p>
        </text:list-item>
        <text:list-item>
          <text:p text:style-name="P7">event handling</text:p>
        </text:list-item>
      </text:list>
      <text:h text:style-name="Heading_20_3" text:outline-level="3">Exit a state with Substates</text:h>
      <text:list xml:id="list553256591" text:continue-list="list491709877" text:style-name="L3">
        <text:list-item text:start-value="1">
          <text:p text:style-name="P7">exit action State B</text:p>
        </text:list-item>
        <text:list-item>
          <text:p text:style-name="P7"><text:soft-page-break/>exit start timers State B</text:p>
        </text:list-item>
        <text:list-item>
          <text:p text:style-name="P7">exit stop timers State B</text:p>
        </text:list-item>
        <text:list-item>
          <text:p text:style-name="P7">transition action</text:p>
        </text:list-item>
        <text:list-item>
          <text:p text:style-name="P7">transition event fire</text:p>
        </text:list-item>
        <text:list-item>
          <text:p text:style-name="P7">enter action State A</text:p>
        </text:list-item>
        <text:list-item>
          <text:p text:style-name="P7">enter start timers State A</text:p>
        </text:list-item>
        <text:list-item>
          <text:p text:style-name="P7">enter stop timers State A</text:p>
        </text:list-item>
      </text:list>
      <text:p text:style-name="Text_20_body">Be aware that no exit action of the substates is called any time the parent state is ex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4T21:48:22</meta:creation-date>
    <dc:date>2013-07-03T21:17:03</dc:date>
    <meta:editing-duration>PT1H14M33S</meta:editing-duration>
    <meta:editing-cycles>14</meta:editing-cycles>
    <meta:generator>LibreOffice/3.6$Linux_X86_64 LibreOffice_project/360m1$Build-2</meta:generator>
    <dc:title>YaFSM Basics</dc:title>
    <meta:document-statistic meta:table-count="1" meta:image-count="0" meta:object-count="2" meta:page-count="7" meta:paragraph-count="100" meta:word-count="756" meta:character-count="4392" meta:non-whitespace-character-count="3788"/>
    <meta:user-defined meta:name="Bearbeiter">Jörg Kreuzberger</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top" draw:auto-grow-height="false"/>
    </style:style>
    <style:style style:name="gr3" style:family="graphic" style:parent-style-name="standard">
      <style:graphic-properties draw:stroke="solid" draw:stroke-dash="Line_20_Style_20_9"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3cm" svg:height="1.5cm" svg:x="1cm" svg:y="2cm">
          <text:p text:style-name="P1">State A</text:p>
          <draw:enhanced-geometry svg:viewBox="0 0 21600 21600" draw:type="rectangle" draw:enhanced-path="M 0 0 L 21600 0 21600 21600 0 21600 0 0 Z N"/>
        </draw:custom-shape>
        <draw:custom-shape draw:style-name="gr2" draw:text-style-name="P1" xml:id="id2" draw:id="id2" draw:layer="layout" svg:width="7.5cm" svg:height="6cm" svg:x="5.5cm" svg:y="2cm">
          <text:p text:style-name="P1">State B</text:p>
          <draw:enhanced-geometry svg:viewBox="0 0 21600 21600" draw:type="rectangle" draw:enhanced-path="M 0 0 L 21600 0 21600 21600 0 21600 0 0 Z N"/>
        </draw:custom-shape>
        <draw:custom-shape draw:style-name="gr3" draw:text-style-name="P1" xml:id="id3" draw:id="id3" draw:layer="layout" svg:width="3cm" svg:height="1.5cm" svg:x="7.9cm" svg:y="3.5cm">
          <text:p text:style-name="P1">State B1</text:p>
          <draw:enhanced-geometry svg:viewBox="0 0 21600 21600" draw:mirror-horizontal="false" draw:mirror-vertical="false" draw:type="rectangle" draw:enhanced-path="M 0 0 L 21600 0 21600 21600 0 21600 0 0 Z N"/>
        </draw:custom-shape>
        <draw:custom-shape draw:style-name="gr1" draw:text-style-name="P1" xml:id="id4" draw:id="id4" draw:layer="layout" svg:width="3cm" svg:height="1.5cm" svg:x="7.9cm" svg:y="5.5cm">
          <text:p text:style-name="P1">State B2</text:p>
          <draw:enhanced-geometry svg:viewBox="0 0 21600 21600" draw:type="rectangle" draw:enhanced-path="M 0 0 L 21600 0 21600 21600 0 21600 0 0 Z N"/>
        </draw:custom-shape>
        <draw:connector draw:style-name="gr4" draw:text-style-name="P1" draw:layer="layout" svg:x1="4cm" svg:y1="2.75cm" svg:x2="5.5cm" svg:y2="5cm" draw:start-shape="id1" draw:start-glue-point="1" draw:end-shape="id2" draw:end-glue-point="3" svg:d="m4000 2750h750v2250h750">
          <text:p/>
        </draw:connector>
        <draw:connector draw:style-name="gr4" draw:text-style-name="P1" draw:layer="layout" svg:x1="9.4cm" svg:y1="5cm" svg:x2="9.4cm" svg:y2="5.5cm" draw:start-shape="id3" draw:start-glue-point="2" draw:end-shape="id4" draw:end-glue-point="0" svg:d="m9400 5000v500">
          <text:p/>
        </draw:connector>
        <draw:connector draw:style-name="gr4" draw:text-style-name="P1" draw:layer="layout" draw:line-skew="1.501cm" svg:x1="5.5cm" svg:y1="5cm" svg:x2="7.9cm" svg:y2="4.25cm" draw:start-shape="id2" draw:end-shape="id3" draw:end-glue-point="3" svg:d="m5500 5000h1000v-750h14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8pt" style:font-size-complex="18pt"/>
    </style:style>
    <style:style style:name="T1" style:family="text">
      <style:text-properties fo:font-size="11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2.5cm" svg:height="1.5cm" svg:x="2.1cm" svg:y="1.1cm">
          <text:p text:style-name="P1">State A</text:p>
          <draw:enhanced-geometry svg:viewBox="0 0 21600 21600" draw:type="rectangle" draw:enhanced-path="M 0 0 L 21600 0 21600 21600 0 21600 0 0 Z N"/>
        </draw:custom-shape>
        <draw:custom-shape draw:style-name="gr1" draw:text-style-name="P1" xml:id="id2" draw:id="id2" draw:layer="layout" svg:width="2.5cm" svg:height="1.5cm" svg:x="12.6cm" svg:y="1.1cm">
          <text:p text:style-name="P1">State B</text:p>
          <draw:enhanced-geometry svg:viewBox="0 0 21600 21600" draw:type="rectangle" draw:enhanced-path="M 0 0 L 21600 0 21600 21600 0 21600 0 0 Z N"/>
        </draw:custom-shape>
        <draw:connector draw:style-name="gr2" draw:text-style-name="P2" draw:layer="layout" draw:type="line" svg:x1="4.6cm" svg:y1="1.85cm" svg:x2="12.6cm" svg:y2="1.85cm" draw:start-shape="id1" draw:start-glue-point="1" draw:end-shape="id2" draw:end-glue-point="3" svg:d="m4600 1850h8000">
          <text:p text:style-name="P1"><text:span text:style-name="T1"/></text:p>
          <text:p text:style-name="P1"><text:span text:style-name="T1">enable(bool bEnalbe) [false == bEnable]</text:span></text:p>
          <text:p text:style-name="P1"><text:span text:style-name="T1">OnDisable()</text:span></text:p>
          <text:p text:style-name="P1"><text:span text:style-name="T1">^updateGui</text:span></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